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8d0f" officeooo:paragraph-rsid="000b8d0f"/>
    </style:style>
    <style:style style:name="P2" style:family="paragraph" style:parent-style-name="Standard">
      <style:text-properties officeooo:rsid="000c22bb" officeooo:paragraph-rsid="000c22bb"/>
    </style:style>
    <style:style style:name="P3" style:family="paragraph" style:parent-style-name="Standard">
      <style:text-properties officeooo:rsid="000c9784" officeooo:paragraph-rsid="000c9784"/>
    </style:style>
    <style:style style:name="P4" style:family="paragraph" style:parent-style-name="Standard" style:list-style-name="L1">
      <style:text-properties officeooo:rsid="000c9784" officeooo:paragraph-rsid="000c9784"/>
    </style:style>
    <style:style style:name="P5" style:family="paragraph" style:parent-style-name="Standard" style:list-style-name="L1">
      <style:text-properties officeooo:rsid="000ca754" officeooo:paragraph-rsid="000ca754"/>
    </style:style>
    <style:style style:name="P6" style:family="paragraph" style:parent-style-name="Standard" style:list-style-name="L1">
      <style:text-properties officeooo:rsid="000eeded" officeooo:paragraph-rsid="000eeded"/>
    </style:style>
    <style:style style:name="P7" style:family="paragraph" style:parent-style-name="Standard" style:list-style-name="L1">
      <style:text-properties officeooo:rsid="00121219" officeooo:paragraph-rsid="00121219"/>
    </style:style>
    <style:style style:name="P8" style:family="paragraph" style:parent-style-name="Standard">
      <style:text-properties officeooo:rsid="00121219" officeooo:paragraph-rsid="00121219"/>
    </style:style>
    <style:style style:name="P9" style:family="paragraph" style:parent-style-name="Standard" style:list-style-name="L2">
      <style:text-properties officeooo:rsid="00121219" officeooo:paragraph-rsid="00121219"/>
    </style:style>
    <style:style style:name="P10" style:family="paragraph" style:parent-style-name="Standard" style:list-style-name="L2">
      <style:text-properties officeooo:rsid="0012cf85" officeooo:paragraph-rsid="0012cf85"/>
    </style:style>
    <style:style style:name="P11" style:family="paragraph" style:parent-style-name="Standard" style:list-style-name="L1">
      <style:text-properties officeooo:rsid="0012cf85" officeooo:paragraph-rsid="0012cf85"/>
    </style:style>
    <style:style style:name="T1" style:family="text">
      <style:text-properties officeooo:rsid="000c22bb"/>
    </style:style>
    <style:style style:name="T2" style:family="text">
      <style:text-properties officeooo:rsid="000c9784"/>
    </style:style>
    <style:style style:name="T3" style:family="text">
      <style:text-properties officeooo:rsid="000ca754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ter thesis proposal </text:p>
      <text:p text:style-name="P1">Alhajras Algdairy</text:p>
      <text:p text:style-name="P1">Natalie Parage</text:p>
      <text:p text:style-name="P1">Prof. Bast</text:p>
      <text:p text:style-name="P1">Date: <text:span text:style-name="T1">i.02.2023</text:span></text:p>
      <text:p text:style-name="P1"/>
      <text:p text:style-name="P2">Keywords that can be used for title: </text:p>
      <text:p text:style-name="P2">‘Search engine implementation using crawler’. </text:p>
      <text:p text:style-name="P2"/>
      <text:p text:style-name="P2">As a third party app that would like to retrieve information from different generic websites. <text:span text:style-name="T2">The main objective is to create POC that allows users to pick up a list of elements that can be retrieved from different websites dynamically. <text:s/>HTML Elements can be of any type (Text, number, images). </text:span></text:p>
      <text:p text:style-name="P2"/>
      <text:p text:style-name="P3">After retrieving the information that should be saved and indexed in order to make them searchable.</text:p>
      <text:p text:style-name="P3"/>
      <text:p text:style-name="P3"><text:span text:style-name="T4">Crawler:</text:span> </text:p>
      <text:list xml:id="list2546139935" text:style-name="L1">
        <text:list-item>
          <text:p text:style-name="P4">UI that gives options to give rules as:</text:p>
          <text:list>
            <text:list-item>
              <text:p text:style-name="P4">How many links should be retrieved.</text:p>
            </text:list-item>
            <text:list-item>
              <text:p text:style-name="P4">List of url patterns to be avoided.</text:p>
            </text:list-item>
            <text:list-item>
              <text:p text:style-name="P4">List of urls to use only.</text:p>
            </text:list-item>
            <text:list-item>
              <text:p text:style-name="P4">Seed URL</text:p>
            </text:list-item>
            <text:list-item>
              <text:p text:style-name="P4">Actions: Wait <text:span text:style-name="T3">for element, Delay, click on element. <text:s/></text:span></text:p>
            </text:list-item>
          </text:list>
        </text:list-item>
        <text:list-item>
          <text:p text:style-name="P5">Template to be used to parse the page</text:p>
          <text:list>
            <text:list-item>
              <text:p text:style-name="P5">This should contain the list of elements to be parsed and stored.</text:p>
            </text:list-item>
            <text:list-item>
              <text:p text:style-name="P5">For example: Price, Name, Description. </text:p>
            </text:list-item>
          </text:list>
        </text:list-item>
        <text:list-item>
          <text:p text:style-name="P5">UI shows the progress of the crawlers.</text:p>
          <text:list>
            <text:list-item>
              <text:p text:style-name="P5">Starting date.</text:p>
            </text:list-item>
            <text:list-item>
              <text:p text:style-name="P5">How many links parsed/left. </text:p>
            </text:list-item>
            <text:list-item>
              <text:p text:style-name="P5">Log maybe! For debugging. </text:p>
            </text:list-item>
            <text:list-item>
              <text:p text:style-name="P6">Stop/restart/pause. </text:p>
            </text:list-item>
          </text:list>
        </text:list-item>
        <text:list-item>
          <text:p text:style-name="P6">Challenges: </text:p>
          <text:list>
            <text:list-item>
              <text:p text:style-name="P6">Performance. </text:p>
            </text:list-item>
            <text:list-item>
              <text:p text:style-name="P6">Bypassing the proxy (DOSS can block the crawler)</text:p>
            </text:list-item>
            <text:list-item>
              <text:p text:style-name="P6">How often should we update? Manually? Periodically? Configurations? </text:p>
            </text:list-item>
            <text:list-item>
              <text:p text:style-name="P6">Element parsing how deep to search among children? </text:p>
            </text:list-item>
            <text:list-item>
              <text:p text:style-name="P7">How to save the data? DB type. </text:p>
            </text:list-item>
          </text:list>
        </text:list-item>
        <text:list-item>
          <text:p text:style-name="P11">Verification</text:p>
        </text:list-item>
      </text:list>
      <text:p text:style-name="P8"/>
      <text:p text:style-name="P8"><text:span text:style-name="T4">Search engine:</text:span> </text:p>
      <text:list xml:id="list4084560334" text:style-name="L2">
        <text:list-item>
          <text:p text:style-name="P9">UI to search for products. Filtering and text search. </text:p>
        </text:list-item>
        <text:list-item>
          <text:p text:style-name="P10">How to index? Which is the best way to implement indexing? Fuzzy search. </text:p>
        </text:list-item>
        <text:list-item>
          <text:p text:style-name="P10">Verification</text:p>
        </text:list-item>
      </text:list>
      <text:p text:style-name="P3"/>
      <text:p text:style-name="P3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2:27:30.600985913</meta:creation-date>
    <meta:editing-duration>PT33M38S</meta:editing-duration>
    <meta:editing-cycles>5</meta:editing-cycles>
    <meta:generator>LibreOffice/7.3.7.2$Linux_X86_64 LibreOffice_project/30$Build-2</meta:generator>
    <dc:date>2023-02-24T13:21:29.381411896</dc:date>
    <meta:document-statistic meta:table-count="0" meta:image-count="0" meta:object-count="0" meta:page-count="1" meta:paragraph-count="36" meta:word-count="253" meta:character-count="1442" meta:non-whitespace-character-count="1226"/>
  </office:meta>
</office:document-meta>
</file>